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1e7bda" style:font-size-asian="12pt" style:font-size-complex="12pt"/>
    </style:style>
    <style:style style:name="P3" style:family="paragraph" style:parent-style-name="Standard">
      <style:paragraph-properties fo:text-align="start" style:justify-single-word="false"/>
      <style:text-properties style:font-name="Arial" fo:font-size="11pt" officeooo:paragraph-rsid="001e7bda" style:font-size-asian="11pt" style:font-size-complex="11pt"/>
    </style:style>
    <style:style style:name="P4" style:family="paragraph" style:parent-style-name="Standard">
      <style:paragraph-properties fo:margin-top="0cm" fo:margin-bottom="2.131cm" loext:contextual-spacing="false" fo:text-align="start" style:justify-single-word="false"/>
      <style:text-properties style:font-name="Arial" fo:font-size="10pt" officeooo:paragraph-rsid="001e7bda" style:font-size-asian="10pt" style:font-size-complex="10pt"/>
    </style:style>
    <style:style style:name="P5" style:family="paragraph" style:parent-style-name="UrbanTitle">
      <style:text-properties officeooo:paragraph-rsid="001e7bda"/>
    </style:style>
    <style:style style:name="P6" style:family="paragraph" style:parent-style-name="Frame_20_contents">
      <style:paragraph-properties fo:text-align="start" style:justify-single-word="false"/>
      <style:text-properties style:font-name="Arial" fo:font-size="12pt" officeooo:paragraph-rsid="00218b03" style:font-size-asian="12pt" style:font-size-complex="12pt"/>
    </style:style>
    <style:style style:name="P7" style:family="paragraph" style:parent-style-name="UrbanBody">
      <style:text-properties style:font-name="Times New Roman1" fo:font-size="12pt" style:font-size-asian="12pt" style:font-size-complex="12pt"/>
    </style:style>
    <style:style style:name="P8" style:family="paragraph" style:parent-style-name="UrbanBody" style:list-style-name="L1"/>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office:annotation><dc:creator>Gauthier Bastien</dc:creator><dc:date>2011-01-13T14:56:41</dc:date><text:p text:style-name="P9"><text:span text:style-name="T9">do text</text:span></text:p><text:p text:style-name="P9"><text:span text:style-name="T9">from document(at=header, format='odt')</text:span></text:p></office:annotation><text:span text:style-name="T2">Import depuis header.odt</text:span></text:p>
          </table:table-cell>
          <table:table-cell table:style-name="Tableau1.A1" office:value-type="string">
            <text:p text:style-name="P4"><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true="&quot;mailed_data.getPersonTitleValue(short=True)&quot;" text:string-value-if-false="">mailed_data.getPersonTitleValue(short=True)</text:conditional-text></text:span><text:span text:style-name="T8"><text:s/></text:span><text:span text:style-name="T7"><text:conditional-text text:condition="ooow:&quot;view.do_mailing()&quot;" text:string-value-if-true="&quot;mailed_data.name1&quot;" text:string-value-if-false="">mailed_data.name1</text:conditional-text></text:span><text:span text:style-name="T8"><text:s/></text:span><text:span text:style-name="T7"><text:conditional-text text:condition="ooow:&quot;view.do_mailing()&quot;" text:string-value-if-true="&quot;mailed_data.name2&quot;" text:string-value-if-false="">mailed_data.name2</text:conditional-text></text:span><text:span text:style-name="T8"><text:line-break/></text:span><text:span text:style-name="T7"><text:conditional-text text:condition="ooow:&quot;view.do_mailing()&quot;" text:string-value-if-true="&quot;mailed_data.street&quot;" text:string-value-if-false="">mailed_data.street</text:conditional-text></text:span><text:span text:style-name="T7">, </text:span><text:span text:style-name="T7"><text:conditional-text text:condition="ooow:&quot;view.do_mailing()&quot;" text:string-value-if-true="&quot;mailed_data.number&quot;" text:string-value-if-false="">mailed_data.number</text:conditional-text></text:span><text:span text:style-name="T8"><text:line-break/></text:span><text:span text:style-name="T7"><text:conditional-text text:condition="ooow:&quot;view.do_mailing()&quot;" text:string-value-if-true="&quot;mailed_data.zipcode&quot;" text:string-value-if-false="">mailed_data.zipcode</text:conditional-text></text:span><text:span text:style-name="T7"> </text:span><text:span text:style-name="T7"><text:conditional-text text:condition="ooow:&quot;view.do_mailing()&quot;" text:string-value-if-true="&quot;mailed_data.city&quot;" text:string-value-if-false="">mailed_data.city</text:conditional-text></text:span></text:p>
          </table:table-cell>
        </table:table-row>
      </table:table>
      <text:p text:style-name="P5"/>
      <text:p text:style-name="P5">Transmis de la décision concernant un permis d'urbanisation</text:p>
      <text:p text:style-name="UrbanBody"/>
      <text:p text:style-name="P7"/>
      <text:p text:style-name="UrbanBody"/>
      <text:p text:style-name="UrbanBody"><office:annotation><dc:creator>Gauthier Bastien</dc:creator><dc:date>2011-02-16T16:12:24</dc:date><text:p text:style-name="P9"><text:span text:style-name="T11">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9"><text:span text:style-name="T10">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self.getPortionOutsText()</text:text-input></text:p>
      <text:p text:style-name="UrbanBody"/>
      <text:p text:style-name="UrbanBody"/>
      <text:p text:style-name="P6"><text:span text:style-name="T7"><text:conditional-text text:condition="ooow:&quot;view.do_mailing()&quot;" text:string-value-if-true="&quot;mailed_data.getPersonTitleValue(short=False)&quot;" text:string-value-if-false="">mailed_data.getPersonTitleValue(short=False)</text:conditional-text></text:span><text:span text:style-name="T8">,</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ation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993377431" text:style-name="L1">
        <text:list-item>
          <text:p text:style-name="P8">Les nom, qualité ou siège de la partie requérante ;</text:p>
        </text:list-item>
        <text:list-item>
          <text:p text:style-name="P8">L’objet de la demande ou du recours et un exposé des faits et des moyens ;</text:p>
        </text:list-item>
        <text:list-item>
          <text:p text:style-name="P8">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ext:text-input text:description="Titre du demandeur">mailed_data.getPersonTitleValue() </text:text-input>, nos salutations distinguées.</text:p>
      <text:p text:style-name="UrbanBody"/>
      <text:p text:style-name="UrbanBody"/>
      <text:p text:style-name="UrbanBody"><office:annotation><dc:creator>Gauthier Bastien</dc:creator><dc:date>2011-01-13T14:56:41</dc:date><text:p text:style-name="P9"><text:span text:style-name="T9">do text</text:span></text:p><text:p text:style-name="P9"><text:span text:style-name="T9">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margin-top="0cm" fo:margin-bottom="0cm" loext:contextual-spacing="false"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09:55:40.447179750</dc:date>
    <dc:language>fr-FR</dc:language>
    <meta:editing-cycles>149</meta:editing-cycles>
    <meta:editing-duration>P2DT7H46M40S</meta:editing-duration>
    <meta:document-statistic meta:table-count="1" meta:image-count="0" meta:object-count="0" meta:page-count="1" meta:paragraph-count="21" meta:word-count="298" meta:character-count="2079" meta:non-whitespace-character-count="1826"/>
    <meta:user-defined meta:name="Info 1"/>
    <meta:user-defined meta:name="Info 2"/>
    <meta:user-defined meta:name="Info 3"/>
    <meta:user-defined meta:name="Info 4"/>
  </office:meta>
</office:document-meta>
</file>